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1763" officeooo:paragraph-rsid="001e1763"/>
    </style:style>
    <style:style style:name="P2" style:family="paragraph" style:parent-style-name="Standard">
      <style:paragraph-properties fo:text-align="center" style:justify-single-word="false"/>
      <style:text-properties fo:color="#c9211e" fo:font-size="14pt" fo:font-weight="bold" officeooo:rsid="001e1763" officeooo:paragraph-rsid="001e1763" style:font-size-asian="14pt" style:font-weight-asian="bold" style:font-size-complex="14pt" style:font-weight-complex="bold"/>
    </style:style>
    <style:style style:name="P3" style:family="paragraph" style:parent-style-name="Standard">
      <style:text-properties officeooo:rsid="0021845a" officeooo:paragraph-rsid="0021845a"/>
    </style:style>
    <style:style style:name="P4" style:family="paragraph" style:parent-style-name="Standard">
      <style:text-properties officeooo:rsid="00239847" officeooo:paragraph-rsid="00239847"/>
    </style:style>
    <style:style style:name="P5" style:family="paragraph" style:parent-style-name="Standard">
      <style:text-properties officeooo:rsid="003a5e04" officeooo:paragraph-rsid="003a5e04"/>
    </style:style>
    <style:style style:name="P6" style:family="paragraph" style:parent-style-name="Standard">
      <style:text-properties officeooo:rsid="003f1f23" officeooo:paragraph-rsid="003f1f23"/>
    </style:style>
    <style:style style:name="P7" style:family="paragraph" style:parent-style-name="Standard">
      <style:text-properties officeooo:rsid="004558ad" officeooo:paragraph-rsid="004558ad"/>
    </style:style>
    <style:style style:name="P8" style:family="paragraph" style:parent-style-name="Standard">
      <style:text-properties officeooo:rsid="004beb09" officeooo:paragraph-rsid="004beb09"/>
    </style:style>
    <style:style style:name="P9" style:family="paragraph" style:parent-style-name="Standard">
      <style:text-properties officeooo:rsid="004dbee2" officeooo:paragraph-rsid="004dbee2"/>
    </style:style>
    <style:style style:name="P10" style:family="paragraph" style:parent-style-name="Standard">
      <style:text-properties officeooo:rsid="00501b1b" officeooo:paragraph-rsid="00501b1b"/>
    </style:style>
    <style:style style:name="P11" style:family="paragraph" style:parent-style-name="Standard">
      <style:text-properties officeooo:rsid="00560c00" officeooo:paragraph-rsid="00560c00"/>
    </style:style>
    <style:style style:name="P12" style:family="paragraph" style:parent-style-name="Standard">
      <style:text-properties officeooo:rsid="005c7ea9" officeooo:paragraph-rsid="005c7ea9"/>
    </style:style>
    <style:style style:name="P13" style:family="paragraph" style:parent-style-name="Standard">
      <style:text-properties officeooo:paragraph-rsid="00629964"/>
    </style:style>
    <style:style style:name="P14" style:family="paragraph" style:parent-style-name="Standard">
      <style:text-properties officeooo:paragraph-rsid="0062e57b"/>
    </style:style>
    <style:style style:name="P15" style:family="paragraph" style:parent-style-name="Standard">
      <style:text-properties officeooo:rsid="00692c2a" officeooo:paragraph-rsid="00692c2a"/>
    </style:style>
    <style:style style:name="P16" style:family="paragraph" style:parent-style-name="Standard">
      <style:text-properties officeooo:rsid="006c9e0c" officeooo:paragraph-rsid="006c9e0c"/>
    </style:style>
    <style:style style:name="P17" style:family="paragraph" style:parent-style-name="Standard">
      <style:text-properties officeooo:rsid="006f2565" officeooo:paragraph-rsid="006f2565"/>
    </style:style>
    <style:style style:name="P18" style:family="paragraph" style:parent-style-name="Standard">
      <style:text-properties officeooo:paragraph-rsid="006f2565"/>
    </style:style>
    <style:style style:name="P19" style:family="paragraph" style:parent-style-name="Standard" style:list-style-name="L1">
      <style:text-properties officeooo:paragraph-rsid="0024c279"/>
    </style:style>
    <style:style style:name="P20" style:family="paragraph" style:parent-style-name="Standard" style:list-style-name="L1">
      <style:text-properties officeooo:rsid="002633e9" officeooo:paragraph-rsid="002633e9"/>
    </style:style>
    <style:style style:name="P21" style:family="paragraph" style:parent-style-name="Standard" style:list-style-name="L1">
      <style:text-properties officeooo:rsid="002960e4" officeooo:paragraph-rsid="002960e4"/>
    </style:style>
    <style:style style:name="P22" style:family="paragraph" style:parent-style-name="Standard" style:list-style-name="L1">
      <style:text-properties officeooo:rsid="0032ef5f" officeooo:paragraph-rsid="0032ef5f"/>
    </style:style>
    <style:style style:name="P23" style:family="paragraph" style:parent-style-name="Standard" style:list-style-name="L1">
      <style:text-properties officeooo:rsid="0033b529" officeooo:paragraph-rsid="0033b529"/>
    </style:style>
    <style:style style:name="P24" style:family="paragraph" style:parent-style-name="Standard" style:list-style-name="L1">
      <style:text-properties officeooo:rsid="00364865" officeooo:paragraph-rsid="0037bc30"/>
    </style:style>
    <style:style style:name="P25" style:family="paragraph" style:parent-style-name="Standard" style:list-style-name="L1">
      <style:text-properties officeooo:rsid="003a5e04" officeooo:paragraph-rsid="003a5e04"/>
    </style:style>
    <style:style style:name="P26" style:family="paragraph" style:parent-style-name="Standard" style:list-style-name="L2">
      <style:text-properties officeooo:rsid="00501b1b" officeooo:paragraph-rsid="00501b1b"/>
    </style:style>
    <style:style style:name="P27" style:family="paragraph" style:parent-style-name="Standard" style:list-style-name="L3">
      <style:text-properties officeooo:rsid="007079c0" officeooo:paragraph-rsid="007079c0"/>
    </style:style>
    <style:style style:name="P28" style:family="paragraph" style:parent-style-name="Standard" style:list-style-name="L3">
      <style:text-properties officeooo:rsid="007079c0" officeooo:paragraph-rsid="007f3f39"/>
    </style:style>
    <style:style style:name="P29" style:family="paragraph" style:parent-style-name="Standard" style:list-style-name="L3">
      <style:text-properties officeooo:rsid="007079c0" officeooo:paragraph-rsid="00892d59"/>
    </style:style>
    <style:style style:name="P30" style:family="paragraph" style:parent-style-name="Standard" style:list-style-name="L3">
      <style:text-properties officeooo:rsid="0073f729" officeooo:paragraph-rsid="0073f729"/>
    </style:style>
    <style:style style:name="P31" style:family="paragraph" style:parent-style-name="Standard" style:list-style-name="L3">
      <style:text-properties officeooo:rsid="0075d2fa" officeooo:paragraph-rsid="0075d2fa"/>
    </style:style>
    <style:style style:name="P32" style:family="paragraph" style:parent-style-name="Standard">
      <style:text-properties officeooo:rsid="005c33e8" officeooo:paragraph-rsid="005c33e8"/>
    </style:style>
    <style:style style:name="P33" style:family="paragraph" style:parent-style-name="Standard">
      <style:text-properties officeooo:rsid="007aa465" officeooo:paragraph-rsid="007aa465"/>
    </style:style>
    <style:style style:name="P34" style:family="paragraph" style:parent-style-name="Standard">
      <style:text-properties officeooo:paragraph-rsid="007d2d6f"/>
    </style:style>
    <style:style style:name="P35" style:family="paragraph" style:parent-style-name="Standard">
      <style:text-properties officeooo:rsid="006c9e0c" officeooo:paragraph-rsid="006c9e0c"/>
    </style:style>
    <style:style style:name="P36" style:family="paragraph" style:parent-style-name="Standard">
      <style:text-properties officeooo:rsid="0087ed64" officeooo:paragraph-rsid="0087ed64"/>
    </style:style>
    <style:style style:name="P37" style:family="paragraph" style:parent-style-name="Standard">
      <style:text-properties officeooo:rsid="00892d59" officeooo:paragraph-rsid="00892d59"/>
    </style:style>
    <style:style style:name="P38" style:family="paragraph" style:parent-style-name="Standard" style:list-style-name="L3">
      <style:text-properties officeooo:rsid="0090597d" officeooo:paragraph-rsid="0090597d"/>
    </style:style>
    <style:style style:name="P39" style:family="paragraph" style:parent-style-name="Standard" style:list-style-name="L3">
      <style:text-properties officeooo:rsid="00937caf" officeooo:paragraph-rsid="00937caf"/>
    </style:style>
    <style:style style:name="P40" style:family="paragraph" style:parent-style-name="Standard" style:list-style-name="L3">
      <style:text-properties officeooo:rsid="009691a5" officeooo:paragraph-rsid="0099c40b"/>
    </style:style>
    <style:style style:name="P41" style:family="paragraph" style:parent-style-name="Standard" style:list-style-name="L3">
      <style:text-properties officeooo:rsid="009691a5" officeooo:paragraph-rsid="009a5c7a"/>
    </style:style>
    <style:style style:name="P42" style:family="paragraph" style:parent-style-name="Standard">
      <style:text-properties officeooo:rsid="00a31314" officeooo:paragraph-rsid="00a31314"/>
    </style:style>
    <style:style style:name="P43" style:family="paragraph" style:parent-style-name="Standard">
      <style:text-properties officeooo:rsid="00a557e4" officeooo:paragraph-rsid="00a557e4"/>
    </style:style>
    <style:style style:name="P44" style:family="paragraph" style:parent-style-name="Standard">
      <style:text-properties officeooo:rsid="00a68a8a" officeooo:paragraph-rsid="00a68a8a"/>
    </style:style>
    <style:style style:name="P45" style:family="paragraph" style:parent-style-name="Standard">
      <style:text-properties officeooo:rsid="00a98c6c" officeooo:paragraph-rsid="00a98c6c"/>
    </style:style>
    <style:style style:name="P46" style:family="paragraph" style:parent-style-name="Standard">
      <style:text-properties officeooo:rsid="00b0995a" officeooo:paragraph-rsid="00b0995a"/>
    </style:style>
    <style:style style:name="P47" style:family="paragraph" style:parent-style-name="Standard">
      <style:text-properties officeooo:rsid="00b3856e" officeooo:paragraph-rsid="00b3856e"/>
    </style:style>
    <style:style style:name="T1" style:family="text">
      <style:text-properties officeooo:rsid="0024c279"/>
    </style:style>
    <style:style style:name="T2" style:family="text">
      <style:text-properties officeooo:rsid="002792d4"/>
    </style:style>
    <style:style style:name="T3" style:family="text">
      <style:text-properties officeooo:rsid="00286756"/>
    </style:style>
    <style:style style:name="T4" style:family="text">
      <style:text-properties officeooo:rsid="002d1f7f"/>
    </style:style>
    <style:style style:name="T5" style:family="text">
      <style:text-properties officeooo:rsid="002e3fbf"/>
    </style:style>
    <style:style style:name="T6" style:family="text">
      <style:text-properties officeooo:rsid="00329b0d"/>
    </style:style>
    <style:style style:name="T7" style:family="text">
      <style:text-properties officeooo:rsid="0037073c"/>
    </style:style>
    <style:style style:name="T8" style:family="text">
      <style:text-properties officeooo:rsid="0037bc30"/>
    </style:style>
    <style:style style:name="T9" style:family="text">
      <style:text-properties officeooo:rsid="0040845c"/>
    </style:style>
    <style:style style:name="T10" style:family="text">
      <style:text-properties officeooo:rsid="00463729"/>
    </style:style>
    <style:style style:name="T11" style:family="text">
      <style:text-properties officeooo:rsid="0049cc4d"/>
    </style:style>
    <style:style style:name="T12" style:family="text">
      <style:text-properties officeooo:rsid="004f0d7e"/>
    </style:style>
    <style:style style:name="T13" style:family="text">
      <style:text-properties officeooo:rsid="0050c32b"/>
    </style:style>
    <style:style style:name="T14" style:family="text">
      <style:text-properties officeooo:rsid="005a6498"/>
    </style:style>
    <style:style style:name="T15" style:family="text">
      <style:text-properties officeooo:rsid="005c5b9a"/>
    </style:style>
    <style:style style:name="T16" style:family="text">
      <style:text-properties officeooo:rsid="005c7ea9"/>
    </style:style>
    <style:style style:name="T17" style:family="text">
      <style:text-properties officeooo:rsid="005f65bc"/>
    </style:style>
    <style:style style:name="T18" style:family="text">
      <style:text-properties officeooo:rsid="00609883"/>
    </style:style>
    <style:style style:name="T19" style:family="text">
      <style:text-properties officeooo:rsid="00629964"/>
    </style:style>
    <style:style style:name="T20" style:family="text">
      <style:text-properties officeooo:rsid="0062e57b"/>
    </style:style>
    <style:style style:name="T21" style:family="text">
      <style:text-properties officeooo:rsid="0064c52b"/>
    </style:style>
    <style:style style:name="T22" style:family="text">
      <style:text-properties officeooo:rsid="006d5cc2"/>
    </style:style>
    <style:style style:name="T23" style:family="text">
      <style:text-properties officeooo:rsid="006f2565"/>
    </style:style>
    <style:style style:name="T24" style:family="text">
      <style:text-properties officeooo:rsid="007079c0"/>
    </style:style>
    <style:style style:name="T25" style:family="text">
      <style:text-properties officeooo:rsid="0071af96"/>
    </style:style>
    <style:style style:name="T26" style:family="text">
      <style:text-properties officeooo:rsid="0077b8ec"/>
    </style:style>
    <style:style style:name="T27" style:family="text">
      <style:text-properties officeooo:rsid="00780817"/>
    </style:style>
    <style:style style:name="T28" style:family="text">
      <style:text-properties officeooo:rsid="0079e422"/>
    </style:style>
    <style:style style:name="T29" style:family="text">
      <style:text-properties officeooo:rsid="007a99d4"/>
    </style:style>
    <style:style style:name="T30" style:family="text">
      <style:text-properties officeooo:rsid="007c9831"/>
    </style:style>
    <style:style style:name="T31" style:family="text">
      <style:text-properties officeooo:rsid="007d2d6f"/>
    </style:style>
    <style:style style:name="T32" style:family="text">
      <style:text-properties officeooo:rsid="007d4bec"/>
    </style:style>
    <style:style style:name="T33" style:family="text">
      <style:text-properties officeooo:rsid="007e2dae"/>
    </style:style>
    <style:style style:name="T34" style:family="text">
      <style:text-properties officeooo:rsid="007f3f39"/>
    </style:style>
    <style:style style:name="T35" style:family="text">
      <style:text-properties officeooo:rsid="00892d59"/>
    </style:style>
    <style:style style:name="T36" style:family="text">
      <style:text-properties officeooo:rsid="008dd4ab"/>
    </style:style>
    <style:style style:name="T37" style:family="text">
      <style:text-properties officeooo:rsid="0092c986"/>
    </style:style>
    <style:style style:name="T38" style:family="text">
      <style:text-properties officeooo:rsid="00969ed3"/>
    </style:style>
    <style:style style:name="T39" style:family="text">
      <style:text-properties officeooo:rsid="00986c31"/>
    </style:style>
    <style:style style:name="T40" style:family="text">
      <style:text-properties officeooo:rsid="0099c40b"/>
    </style:style>
    <style:style style:name="T41" style:family="text">
      <style:text-properties officeooo:rsid="009a5c7a"/>
    </style:style>
    <style:style style:name="T42" style:family="text">
      <style:text-properties officeooo:rsid="009b8435"/>
    </style:style>
    <style:style style:name="T43" style:family="text">
      <style:text-properties officeooo:rsid="009d3877"/>
    </style:style>
    <style:style style:name="T44" style:family="text">
      <style:text-properties officeooo:rsid="00a093e6"/>
    </style:style>
    <style:style style:name="T45" style:family="text">
      <style:text-properties officeooo:rsid="00a124d7"/>
    </style:style>
    <style:style style:name="T46" style:family="text">
      <style:text-properties officeooo:rsid="00a7958d"/>
    </style:style>
    <style:style style:name="T47" style:family="text">
      <style:text-properties officeooo:rsid="00a88385"/>
    </style:style>
    <style:style style:name="T48" style:family="text">
      <style:text-properties officeooo:rsid="00a98c6c"/>
    </style:style>
    <style:style style:name="T49" style:family="text">
      <style:text-properties officeooo:rsid="00a9b38b"/>
    </style:style>
    <style:style style:name="T50" style:family="text">
      <style:text-properties officeooo:rsid="00ac481e"/>
    </style:style>
    <style:style style:name="T51" style:family="text">
      <style:text-properties officeooo:rsid="00aeb642"/>
    </style:style>
    <style:style style:name="T52" style:family="text">
      <style:text-properties officeooo:rsid="00b1b69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TRAZIONE ITERAZIONE</text:p>
      <text:p text:style-name="P1"/>
      <text:p text:style-name="P3">Introduciamo questo tipo di astrazione per voler effettuare operazioni sugli elementi di una classe che opera come contenitore di elementi omogenei.</text:p>
      <text:p text:style-name="P4">Possiamo implementare tale astrazione in diversi modi:</text:p>
      <text:list xml:id="list3029223435" text:style-name="L1">
        <text:list-item>
          <text:p text:style-name="P19"><text:span text:style-name="T1">All’interno della classe stessa. </text:span><text:span text:style-name="T6">Questo</text:span><text:span text:style-name="T1"> ci mette nelle condizioni di ottenere il risultato che vogliamo in modo efficiente.</text:span></text:p>
        </text:list-item>
        <text:list-item>
          <text:p text:style-name="P20">All’esterno della classe, <text:span text:style-name="T3">con il rischio di e</text:span><text:span text:style-name="T2">sporre la rappresentazione.</text:span></text:p>
          <text:p text:style-name="P21">Per evitare questo problema possiamo <text:span text:style-name="T4">restituire una copia della rappresentazione, </text:span><text:span text:style-name="T5">tramite una copia del contenuto</text:span><text:span text:style-name="T4">.</text:span></text:p>
          <text:p text:style-name="P22">Le copie però sono onerose sia dal punto di vista dello spazio occupato che del tempo utilizzato per costruire la copia stessa. </text:p>
          <text:p text:style-name="P23"/>
          <text:p text:style-name="P23">Al posto di restituire una copia possiamo utilizzare l’astrazione iterazione.</text:p>
          <text:p text:style-name="P24">Dotiamo il contenitore di un <text:span text:style-name="T7">modo di produrre I suoi elementi uno alla volta, </text:span><text:span text:style-name="T8">attraverso la costruzione di un oggetto chiamato </text:span><text:span text:style-name="T7">generatore, </text:span><text:span text:style-name="T8">il cui compito è proprio questo.</text:span></text:p>
          <text:p text:style-name="P25">In questo modo non esponiamo la rappresentazione e non copiamo il contenuto.</text:p>
        </text:list-item>
      </text:list>
      <text:p text:style-name="P5"/>
      <text:p text:style-name="P5"/>
      <text:p text:style-name="P6">La nozione di produrre un elemento alla volta viene concretizzato attraverso la presenza di alcuni metodi, che ci permettono di definire se esiste un prossimo elemento da considerare e, se tale elemento <text:span text:style-name="T9">esiste, restituirlo.</text:span></text:p>
      <text:p text:style-name="P7">Questi metodi sono propri dell’interfaccia ITERATOR <text:span text:style-name="T11">di cui</text:span> <text:span text:style-name="T10">specific</text:span><text:span text:style-name="T11">hiamo</text:span><text:span text:style-name="T10"> il tipo di elemento che vogliamo gestire.</text:span></text:p>
      <text:p text:style-name="P8">Interface Iterator&lt;E&gt;{…}</text:p>
      <text:p text:style-name="P8"/>
      <text:p text:style-name="P9">Quando vogliamo costruire un generatore dobbiamo definire una classe che implementa <text:span text:style-name="T12">l’</text:span>interfaccia ITERATOR, utilizzando la parola chiave implements.</text:p>
      <text:p text:style-name="P9"/>
      <text:p text:style-name="P10">class C implements Iterator&lt;E&gt;{…}</text:p>
      <text:p text:style-name="P10"/>
      <text:p text:style-name="P10">Le competenze del generatore sono due:</text:p>
      <text:list xml:id="list4267870775" text:style-name="L2">
        <text:list-item>
          <text:p text:style-name="P26">Riconoscere se esiste un prossimo elemento, attraverso il metodo hasNext che restituisce true se il prossimo elemento esiste, false altrimenti</text:p>
        </text:list-item>
        <text:list-item>
          <text:p text:style-name="P26">Restituire l’elemento successivo, se questo esiste, <text:span text:style-name="T13">attraveso il metodo next.</text:span></text:p>
        </text:list-item>
      </text:list>
      <text:p text:style-name="P10"/>
      <text:p text:style-name="P11">La Liskov chiama iteratore un metodo in una collezione di elementi che restituisce un generatore di quegli elementi.</text:p>
      <text:p text:style-name="P11"/>
      <text:p text:style-name="P11">→<text:span text:style-name="T14"> Iterator&lt;E&gt; iter = iterator() <text:tab/><text:tab/>→ iteratore per la Liskov</text:span></text:p>
      <text:p text:style-name="P11"/>
      <text:p text:style-name="P11"/>
      <text:p text:style-name="P32">La dicitura while(<text:span text:style-name="T15">iteratore.</text:span>hasNext<text:span text:style-name="T15">() </text:span>){ <text:span text:style-name="T15">iteratore.</text:span>next()} <text:span text:style-name="T15">può essere implementata </text:span><text:span text:style-name="T16">in modo più compatto utilizzando il costrutto for each, </text:span><text:span text:style-name="T17">a</text:span><text:span text:style-name="T16">ll’interno d</text:span><text:span text:style-name="T17">el quale</text:span><text:span text:style-name="T16"> vengono implicitamente utilizzate le funzioni next e hasNext </text:span><text:span text:style-name="T18">utilizzando il generatore sulla classe ciclata</text:span><text:span text:style-name="T16">.</text:span></text:p>
      <text:p text:style-name="P33">La specificazione di questi metodi viene scritta nella documentazione dell’iteratore <text:span text:style-name="T30">(secondo la Liskov)</text:span>.</text:p>
      <text:p text:style-name="P34"><text:span text:style-name="T31">L’invariante di rappresentazione deve essere definito nella documentazione del generatore </text:span><text:span text:style-name="T32">perchè dobbiamo </text:span><text:span text:style-name="T33">documentare lo stato di questo (che non necessariamente coincide con lo stato del contenitore)</text:span><text:span text:style-name="T31">.</text:span></text:p>
      <text:p text:style-name="P12"/>
      <text:p text:style-name="P14"><text:soft-page-break/><text:span text:style-name="T20">Affinchè il for each possa funzionare u</text:span><text:span text:style-name="T19">tilizziamo l’interfaccia iterable per definire </text:span><text:span text:style-name="T21">che</text:span><text:span text:style-name="T19"> un oggetto è iterabile. Essa deve avere un metodo che restituisce un iterator che si chiami iterator.</text:span></text:p>
      <text:p text:style-name="P13"/>
      <text:p text:style-name="P15">Il generatore quindi è <text:span text:style-name="T28">un’is</text:span><text:span text:style-name="T29">tanza</text:span> della classe che implementa iterator.</text:p>
      <text:p text:style-name="P15"/>
      <text:p text:style-name="P15"/>
      <text:p text:style-name="P16">Per impelemtentare il generatore utilizziamo le classi interne <text:span text:style-name="T22">all’interno della classe contenitore </text:span><text:span text:style-name="T23">a causa del fatto che vogliamo definire gli attributi del contenitore come private e allo stesso tempo non vogliamo esporre la rappresentazione</text:span><text:span text:style-name="T22">.</text:span></text:p>
      <text:p text:style-name="P18"><text:span text:style-name="T23">Per fare questo abbiamo due </text:span><text:span text:style-name="T24">tipi di classi interne</text:span><text:span text:style-name="T23">:</text:span></text:p>
      <text:list xml:id="list669885031" text:style-name="L3">
        <text:list-item>
          <text:p text:style-name="P27">Static nested c<text:span text:style-name="T25">la</text:span>ss: </text:p>
          <text:p text:style-name="P30">Una classe interna statica è di fatto un meccanismo di naming perchè posso riferirmi alla classe interna come Outer.Nested.</text:p>
          <text:p text:style-name="P31">In questo modo <text:span text:style-name="T26">la creazione e la vita degli oggetti Outer.Nested non dipende dalle istanze di Outer </text:span><text:span text:style-name="T27">e possiamo accedere agli attributi privati di Outer. </text:span></text:p>
          <text:p text:style-name="P30"/>
        </text:list-item>
        <text:list-item>
          <text:p text:style-name="P28">Inner class (non statiche): <text:span text:style-name="T34">dove</text:span> <text:span text:style-name="T34">l’istanza di un oggetto della classe interna esiste solo in relazione all’istanza della classe esterna che lo contiene.</text:span></text:p>
          <text:p text:style-name="P28">Esse si suddividono in:</text:p>
          <text:list>
            <text:list-item>
              <text:p text:style-name="P27">Locali</text:p>
            </text:list-item>
            <text:list-item>
              <text:p text:style-name="P29">Anonime : <text:span text:style-name="T35">Il generatore è usato solo nell’iteratore, allora è assurdo definire per quest</text:span><text:span text:style-name="T36">a classe</text:span><text:span text:style-name="T35"> un nome.</text:span></text:p>
              <text:p text:style-name="P38">Tale classe può essere scritta all’interno di un metodo, <text:span text:style-name="T37">ovvero l’iteratore è scritto all’interno del generatore.</text:span></text:p>
              <text:p text:style-name="P39">Tale espressione saranno della forma :</text:p>
              <text:p text:style-name="P39">nome_del_metodo { new nome_interfaccia(){ espressione}}</text:p>
              <text:p text:style-name="P40">La classe anonima quindi è un’espressione che comincia con new nome dell’interfaccia <text:span text:style-name="T38">che voglio implementare </text:span><text:span text:style-name="T39">nel restituire un oggetto di quella classe e tra graffe.</text:span></text:p>
              <text:p text:style-name="P41"><text:span text:style-name="T40">Il beneficio è il non avere un nome </text:span><text:span text:style-name="T41">e viene quindi utilizzata </text:span><text:span text:style-name="T42">in un solo contesto.</text:span></text:p>
              <text:p text:style-name="P41"><text:span text:style-name="T39"><text:s/></text:span></text:p>
            </text:list-item>
          </text:list>
        </text:list-item>
      </text:list>
      <text:p text:style-name="P17"><text:tab/></text:p>
      <text:p text:style-name="P16"/>
      <text:p text:style-name="P36">Infine gli iteratori standalone vengono im<text:span text:style-name="T43">plementati per </text:span><text:span text:style-name="T44">iterare su un range di elementi </text:span><text:span text:style-name="T45">applicando a questi un filtro.</text:span></text:p>
      <text:p text:style-name="P42">Ad esempio per iterare solo sugli interi primi.</text:p>
      <text:p text:style-name="P42"/>
      <text:p text:style-name="P42"/>
      <text:p text:style-name="P43">Una tecnica per la costruzione degli iteratori è il caching.</text:p>
      <text:p text:style-name="P44">Quando abbiamo un iteratore è sempre possibile determinare l’esito dell’hasNext al volo <text:span text:style-name="T46">poichè viene fatto un controllo sullo stato </text:span><text:span text:style-name="T47">del </text:span><text:span text:style-name="T48">contenitore </text:span><text:span text:style-name="T46">invocando un osservatore</text:span>.</text:p>
      <text:p text:style-name="P45">Nel metodo next invece modifichiamo lo stato del generatore.</text:p>
      <text:p text:style-name="P45"/>
      <text:p text:style-name="P45">In alcuni casi però lo stato <text:span text:style-name="T49">del contenitore </text:span><text:span text:style-name="T50">non è facile da osservare e quindi per sapere se esiste un next, l’unico modo è quello di produrlo </text:span><text:span text:style-name="T51">(se non è già esistente)</text:span><text:span text:style-name="T50">.</text:span></text:p>
      <text:p text:style-name="P46">Nel metodo next allora <text:span text:style-name="T52">si richiama l’hasNext e utilizziamo il risultato di questo.</text:span></text:p>
      <text:p text:style-name="P47">In questo modo la modifica dello stato del generatore viene effettuata nel metodo hasNext.</text:p>
      <text:p text:style-name="P47"/>
      <text:p text:style-name="P44"/>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4T10:02:52.060329958</meta:creation-date>
    <meta:generator>LibreOffice/6.4.6.2$Linux_X86_64 LibreOffice_project/40$Build-2</meta:generator>
    <dc:date>2021-03-24T12:41:09.381760952</dc:date>
    <meta:editing-duration>PT2H36M54S</meta:editing-duration>
    <meta:editing-cycles>130</meta:editing-cycles>
    <meta:document-statistic meta:table-count="0" meta:image-count="0" meta:object-count="0" meta:page-count="2" meta:paragraph-count="50" meta:word-count="744" meta:character-count="4950" meta:non-whitespace-character-count="4264"/>
  </office:meta>
</office:document-meta>
</file>